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 żłobie leży, któż pobieży</text:span><text:span text:style-name="T1"><text:line-break/></text:span><text:span text:style-name="T1">Kolędować Małemu</text:span><text:span text:style-name="T1"><text:line-break/></text:span><text:span text:style-name="T1">Jezusowi Chrystusowi</text:span><text:span text:style-name="T1"><text:line-break/></text:span><text:span text:style-name="T1">Dziś nam narodzonem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Pastuszkowie przybywajcie,</text:span><text:span text:style-name="T2"><text:line-break/></text:span><text:span text:style-name="T2">Jemu wdzięcznie</text:span><text:span text:style-name="T2"><text:line-break/></text:span><text:span text:style-name="T2">przygrywajcie</text:span><text:span text:style-name="T2"><text:line-break/></text:span><text:span text:style-name="T2">Jako Panu naszem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2cm" presentation:class="title" presentation:user-transformed="true">
          <draw:text-box>
            <text:p text:style-name="P1"><text:span text:style-name="T2">2. My zaś sami</text:span><text:span text:style-name="T2"><text:line-break/></text:span><text:span text:style-name="T2">z piosneczkami</text:span><text:span text:style-name="T2"><text:line-break/></text:span><text:span text:style-name="T2">Za wami pospieszymy,</text:span><text:span text:style-name="T2"><text:line-break/></text:span><text:span text:style-name="T2">A tak tego Maleńkiego</text:span><text:span text:style-name="T2"><text:line-break/></text:span><text:span text:style-name="T2">Niech wszyscy zobaczymy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Jak ubogo narodzony,</text:span><text:span text:style-name="T2"><text:line-break/></text:span><text:span text:style-name="T2">Płacze w stajni położony,</text:span><text:span text:style-name="T2"><text:line-break/></text:span><text:span text:style-name="T2">Więc Go dziś ucieszym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3. Naprzód tedy</text:span><text:span text:style-name="T2"><text:line-break/></text:span><text:span text:style-name="T2">niechaj wszędy</text:span><text:span text:style-name="T2"><text:line-break/></text:span><text:span text:style-name="T2">Zabrzmi świat w wesołości,</text:span><text:span text:style-name="T2"><text:line-break/></text:span><text:span text:style-name="T2">Że posłany nam jest dany</text:span><text:span text:style-name="T2"><text:line-break/></text:span><text:span text:style-name="T2">Emanuel w nisk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go tedy przywitajmy,</text:span><text:span text:style-name="T1"><text:line-break/></text:span><text:span text:style-name="T1">Z aniołami zaśpiewajmy:</text:span><text:span text:style-name="T1"><text:line-break/></text:span><text:span text:style-name="T1">Chwała na wysokości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4. Witaj Panie! Cóż się stanie</text:span><text:span text:style-name="T2"><text:line-break/></text:span><text:span text:style-name="T2">Że rozkosze niebieskie</text:span><text:span text:style-name="T2"><text:line-break/></text:span><text:span text:style-name="T2">Opuściłeś a zstąpiłeś</text:span><text:span text:style-name="T2"><text:line-break/></text:span><text:span text:style-name="T2">Na te niskości ziemski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Miłość Moja to sprawiła,</text:span><text:span text:style-name="T1"><text:line-break/></text:span><text:span text:style-name="T1">By człowieka wywyższyła</text:span><text:span text:style-name="T1"><text:line-break/></text:span><text:span text:style-name="T1">Pod nieba empirejsk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5:34:14</meta:creation-date>
    <dc:date>2015-01-05T22:20:04.620000000</dc:date>
    <dc:language>pl-PL</dc:language>
    <meta:editing-cycles>8</meta:editing-cycles>
    <meta:editing-duration>PT9M14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